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rsid="002b93e8" officeooo:paragraph-rsid="002b93e8"/>
    </style:style>
    <style:style style:name="P5" style:family="paragraph" style:parent-style-name="Text_20_body">
      <style:text-properties style:font-name="Times New Roman" officeooo:rsid="002849e2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31a50f" officeooo:paragraph-rsid="0031a50f" style:font-size-asian="10.5pt" style:font-size-complex="12pt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2pt" officeooo:rsid="0031a50f" officeooo:paragraph-rsid="0031a50f" style:font-size-asian="10.5pt" style:font-size-complex="12pt"/>
    </style:style>
    <style:style style:name="P10" style:family="paragraph" style:parent-style-name="Heading_20_1">
      <style:text-properties style:font-name="Times New Roman"/>
    </style:style>
    <style:style style:name="P11" style:family="paragraph" style:parent-style-name="Heading_20_1">
      <style:paragraph-properties fo:break-before="page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e969" style:font-weight-asian="bold" style:font-weight-complex="bold"/>
    </style:style>
    <style:style style:name="T3" style:family="text">
      <style:text-properties fo:font-weight="bold" officeooo:rsid="002e6087" style:font-weight-asian="bold" style:font-weight-complex="bold"/>
    </style:style>
    <style:style style:name="T4" style:family="text">
      <style:text-properties fo:font-weight="bold" officeooo:rsid="0031a50f" style:font-weight-asian="bold" style:font-weight-complex="bold"/>
    </style:style>
    <style:style style:name="T5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6" style:family="text">
      <style:text-properties fo:font-size="36pt" fo:language="zxx" fo:country="none" officeooo:rsid="00284d4d" style:font-size-asian="36pt" style:language-asian="zxx" style:country-asian="none" style:font-size-complex="36pt" style:language-complex="zxx" style:country-complex="none"/>
    </style:style>
    <style:style style:name="T7" style:family="text">
      <style:text-properties officeooo:rsid="0025e969"/>
    </style:style>
    <style:style style:name="T8" style:family="text">
      <style:text-properties officeooo:rsid="002849e2"/>
    </style:style>
    <style:style style:name="T9" style:family="text">
      <style:text-properties officeooo:rsid="002df7b2"/>
    </style:style>
    <style:style style:name="T10" style:family="text">
      <style:text-properties officeooo:rsid="002e6087"/>
    </style:style>
    <style:style style:name="T11" style:family="text">
      <style:text-properties officeooo:rsid="0031a50f"/>
    </style:style>
    <style:style style:name="T12" style:family="text">
      <style:text-properties officeooo:rsid="0031aef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<text:span text:style-name="T6">T</text:span><text:span text:style-name="T5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Curso:</text:span><text:span text:style-name="T7"> 2 DAW (20/21)</text:span></text:p>
      <text:p text:style-name="P3"><text:tab/><text:tab/><text:tab/><text:tab/><text:tab/><text:tab/><text:tab/><text:tab/><text:span text:style-name="T2">Autor:</text:span><text:span text:style-name="T7"> Equipo de desarroll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6"><text:a xlink:type="simple" xlink:href="#__RefHeading___Toc351_2719776763" text:style-name="Index_20_Link" text:visited-style-name="Index_20_Link">0 Introducción<text:tab/>3</text:a></text:p>
          <text:p text:style-name="P6"><text:a xlink:type="simple" xlink:href="#__RefHeading___Toc353_2719776763" text:style-name="Index_20_Link" text:visited-style-name="Index_20_Link">1 Requerimientos técnicos<text:tab/>4</text:a></text:p>
          <text:p text:style-name="P6"><text:a xlink:type="simple" xlink:href="#__RefHeading___Toc355_2719776763" text:style-name="Index_20_Link" text:visited-style-name="Index_20_Link">2 Descripción funcional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0" text:outline-level="1"><text:bookmark-start text:name="__RefHeading___Toc351_2719776763"/><text:span text:style-name="T8">0</text:span> <text:span text:style-name="T8">Introducción</text:span><text:bookmark-end text:name="__RefHeading___Toc351_2719776763"/></text:h>
      <text:p text:style-name="P5"><text:tab/>Descriptor de viaje.</text:p>
      <text:h text:style-name="P11" text:outline-level="1"><text:bookmark-start text:name="__RefHeading___Toc353_2719776763"/><text:span text:style-name="T9">1</text:span> <text:span text:style-name="T9">Requerimientos técnicos</text:span><text:bookmark-end text:name="__RefHeading___Toc353_2719776763"/></text:h>
      <text:h text:style-name="P11" text:outline-level="1"><text:bookmark-start text:name="__RefHeading___Toc355_2719776763"/><text:span text:style-name="T9">2</text:span> <text:span text:style-name="T9">Descripción funcional</text:span><text:bookmark-end text:name="__RefHeading___Toc355_2719776763"/></text:h>
      <text:p text:style-name="P3"/>
      <text:p text:style-name="P7"><text:tab/><text:span text:style-name="T10">Nuestra aplicación tendrá, en principio, una funcionalidad básica de mantenimientto (CRUD) para el estudio y registro de viajes que vayamos a realizar. Los usuarios podrán dar de alta los viajes que han realizado o que desean realizar, añadiendo los comentarios que estimen oportunos en cada uno de los puntos de los que se compondrá el </text:span><text:span text:style-name="T3">itinerario</text:span><text:span text:style-name="T10"> del mismo. Los itinerarios del viaje podrán contener no sólo información referente al mismo (hitos, fases, fechas de inicio o fin, etc,) sino también imágenes de cualquier tipo que acompañen a un </text:span><text:span text:style-name="T3">hito</text:span><text:span text:style-name="T10"> del itinerario (fotos de una determinada visita).</text:span></text:p>
      <text:p text:style-name="P7"><text:tab/><text:span text:style-name="T11">El </text:span><text:span text:style-name="T4">viaje</text:span><text:span text:style-name="T11"> será sobre lo que el usuario podrá realizar la gestión, sin embargo contendrá una serie de fases, que tendremos que concretar más adelante, y que se podrían resumir en las siguientes:</text:span></text:p>
      <text:p text:style-name="P7"/>
      <text:list xml:id="list3051452486" text:style-name="L2">
        <text:list-item>
          <text:p text:style-name="P9">Preparación: el usuario rellenará una pequeña ficha que contendrá los datos iniciales del viaje así como estimaciones sobre coste, duración, participantes, etc. En definitiva, será una previsión que se cumplirá o no, tal y como suele ocurrir en los viajes reales.</text:p>
        </text:list-item>
        <text:list-item>
          <text:p text:style-name="P9">Itinerario: el itinerario se compondrá de las <text:span text:style-name="T1">estancias</text:span> que vamos a realizar a lo largo del viajes, es decir, los puntos de parada que vamos a realizar en los distintos hoteles o lugar donde pernoctemos.</text:p>
        </text:list-item>
        <text:list-item>
          <text:p text:style-name="P9">Hitos: serán visitas o situaciones especialmente reseñables y que, generalmente, irán asociadas a algún punto del itinerario.</text:p>
        </text:list-item>
      </text:list>
      <text:p text:style-name="P8"/>
      <text:p text:style-name="P8"><text:tab/><text:span text:style-name="T12">En lineas generales, estos serán los distintos puntos de los que constará nuestra aplicación. Cada uno de ellos podrá ir acompañado de documentos de distinto tipo (fotografías, croquis, etc) que ayudarán a una mejor organización del viaje, antes y después de realizar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5" meta:paragraph-count="18" meta:word-count="301" meta:character-count="1940" meta:non-whitespace-character-count="1602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